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139in" loext:contextual-spacing="false" fo:line-height="100%" fo:text-align="justify" style:justify-single-word="false"/>
    </style:style>
    <style:style style:name="P4" style:family="paragraph" style:parent-style-name="Heading_20_2">
      <style:paragraph-properties fo:margin-top="0.25in" fo:margin-bottom="0.0835in" loext:contextual-spacing="false"/>
    </style:style>
    <style:style style:name="P5" style:family="paragraph" style:parent-style-name="Heading_20_3">
      <style:paragraph-properties fo:margin-top="0.222in" fo:margin-bottom="0.0555in" loext:contextual-spacing="false"/>
    </style:style>
    <style:style style:name="P6" style:family="paragraph" style:parent-style-name="Heading_20_3">
      <style:paragraph-properties fo:margin-top="0.222in" fo:margin-bottom="0.0555in" loext:contextual-spacing="false" fo:text-align="justify" style:justify-single-word="false"/>
    </style:style>
    <style:style style:name="P7" style:family="paragraph" style:parent-style-name="Heading_20_3">
      <style:paragraph-properties fo:margin-top="0.222in" fo:margin-bottom="0.139in" loext:contextual-spacing="false" fo:line-height="100%" fo:text-align="justify" style:justify-single-word="false"/>
    </style:style>
    <style:style style:name="P8" style:family="paragraph" style:parent-style-name="Subtitle">
      <style:paragraph-properties fo:margin-top="0in" fo:margin-bottom="0.139in" loext:contextual-spacing="false" fo:line-height="100%" fo:text-align="justify" style:justify-single-word="false"/>
    </style:style>
    <style:style style:name="P9" style:family="paragraph" style:parent-style-name="Title" style:master-page-name="Standard">
      <style:paragraph-properties fo:margin-top="0in" fo:margin-bottom="0.139in"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yp6g7vr15usc"/>Redakcyjna ocena odcinków</text:p>
      <text:p text:style-name="P8"><text:bookmark text:name="_7uef5n9fyl7d"/>Sezon VIII: odcinki 9, 10, 11, 12, 13</text:p>
      <text:p text:style-name="P4"><text:bookmark text:name="_z1zy2ch3t2cz"/></text:p>
      <text:p text:style-name="P4"><text:bookmark text:name="_bmcctigz1s6g"/>Odcinek 9: Non Compete-Clause</text:p>
      <text:p text:style-name="P5"><text:bookmark text:name="_7tygs0yipy6q"/>Cahan</text:p>
      <text:p text:style-name="P2">Rainbow i AJ pokazują, jak źle sprawdzają się w roli nauczycielek. Nie żeby to była nowość, w końcu ta pierwsza zajmuje się opowiadaniem o tym, jaka jest zajebista, a druga uczy studentów hodowli jabłoni. No, ale już wcześniej pisałam, że Mane 6 się do tej roboty nie nadają. Tym razem Tęczółka i Jabłkowy Jacek konkurują ze sobą o tytuł nauczyciela miesiąca, który konsekwentnie zdobywa Fluttershy. Nie wiem dlaczego, może po prostu chodzi o to, że ma wyrąbane, uczy zoologii i jest miła. Ogółem odcinek oceniam raczej słabo, bo fajnie, że uczniowie dostrzegają kretynizm nauczycielek, ale z drugiej strony to jest po prostu męczące i żałosne.</text:p>
      <text:p text:style-name="P1"/>
      <text:p text:style-name="P5"><text:bookmark text:name="_6k4kn41n7qkg"/>Falconek</text:p>
      <text:p text:style-name="P1">Z odcinka na odcinek coraz trudniej mi zrozumieć, dlaczego ta szkoła jeszcze nie została zamknięta. Tutaj po raz kolejny oglądamy wiecznie rywalizujący ze sobą duet Rainbow Dash i Applejack, tylko o ile w takim Fall Weather Friends mimo wszystko trzymały jakiś poziom, w Non-Compete Clause zgodnie wskoczyły do pociągu, pomachały RiGCzowi na pożegnanie, a peron odjechał im w siną dal. Z tym, że o ile Rainbow Dash zawsze była tępą dzidą, upadek Applejack jednak wywołuje pewien żal. Z drugiej strony uczniowie szkoły po raz kolejny okazali się bardziej ogarnięci od nauczycieli i budzą moją coraz większą sympatię. Szczególnie urzeka mnie sarkazm Gallusa.</text:p>
      <text:p text:style-name="P1"/>
      <text:p text:style-name="P1"/>
      <text:p text:style-name="P5"><text:bookmark text:name="_s7o2f7k8hev0"/>Moonlight</text:p>
      <text:p text:style-name="P2">Niestety, ten odcinek był moim zdaniem kompletną porażką. Kolejny raz serwują nam marne danie z serii konfliktu RD vs AJ o medal z kartofla. Do teraz się zastanawiam, kto powiedział Twilight, że wybieranie co miesiąc przodownika pracy i wieszanie jego zdjęcia na ścianie jest dobrym pomysłem. To przecież musiało się skończyć toksycznym współzawodnictwem, skoro ma w kadrze nauczycielskiej aż dwie klacze z ogromnym parciem na szkło. W ten sposób nowo upieczone nauczycielki, zaślepione przez chęć zwycięstwa, zapominają o swojej roli przekazywania uczniom magii przyjaźni i bezmyślnie pokazują im jej zupełne przeciwieństwo. Do tego prawie dwukrotnie doprowadzają do katastrofy. Przykre, ale zdaje się, że ich uczniowie wiedzą o owej przyjaźni znacznie więcej i z przesadną brawurą w obu przypadkach ratują ich nieodpowiedzialne zady. Już sama nie wiem, czy ta szkoła może zaoferować młodej, zawadiackiej, międzyrasowej szóstce coś, czego sami już nie wiedzą… </text:p>
      <text:p text:style-name="P2"/>
      <text:p text:style-name="P6"><text:bookmark text:name="_zd9n34dkdz7f"/>Gray Picture</text:p>
      <text:p text:style-name="P2">Twilight po raz kolejny potwierdza, że jest beznadziejną szefową i dyrektorką. Nie wiem jak to możliwe, że jej szkoła jeszcze działa. Kolejną tajemnicą pozostaje to, w jaki sposób stwierdziła, że nagroda dla nauczyciela miesiąca jest super pomysłem, skoro wie, jak bardzo AJ i RD lubią rywalizować. Dobra robota, Twi.</text:p>
      <text:p text:style-name="P2">Skoro już było niezbędne marudzenie, to czas ma jakieś plusy. Bo mimo całej głupoty tego odcinka, to nawet był fajny. Największą zaletą odcinka są uczniowie, których z odcinka na odcinek lubię coraz bardziej. Choć nadal nie wiem, co robią w tej szkółce, skoro najwidoczniej są mądrzejsi niż ich nauczycielki.</text:p>
      <text:p text:style-name="P2">A poza tym, Applejack wykorzystuje nieletnich do bezpłatnej pracy na jej farmie. To powinno się zgłosić do jakiegoś urzędu.</text:p>
      <text:p text:style-name="P2"/>
      <text:p text:style-name="P6"><text:bookmark text:name="_4ocpm0uxpiy6"/>Macter</text:p>
      <text:p text:style-name="P1">Już naiwność Twilight i sarkazm Pinkie Pie zapowiadał dobrą beczkę śmiechu. No i się nie zawiodłem. Chora wręcz rywalizacja między Applejack i Rainbow Dash była zabawna, ale gdy zaczęły sobie nawzajem ustępować, to dopiero była karuzela. Naprawdę nie dziwię się uczniom, że tak odczytali zachowanie nauczycieli, bo w tym momencie byliśmy już w okolicach stwierdzenia „not sure if troll or just stupid”. Był to całkiem przyjemny odcinek, oczywiście jeżeli już pozbędziemy się z siebie całej złości za standardowe nieuczenie się postaci na własnych błędach.</text:p>
      <text:p text:style-name="P1"/>
      <text:p text:style-name="P2"/>
      <text:p text:style-name="P4"><text:bookmark text:name="_6pgw5du829fv"/>Odcinek 10: The Break Up Break Down</text:p>
      <text:p text:style-name="P5"><text:bookmark text:name="_un5d2ffi0oau"/>Falconek</text:p>
      <text:p text:style-name="P1"><text:soft-page-break/>Całkiem przyjemny odcinek z niezłym morałem. Big Mac, Spike i Discord tworzą nieoczekiwane, ale zabawne trio, które z odcinka na odcinek coraz bardziej mnie bawi. Wygląda na to, że Discord już całkowicie dał się zreformować, co mi osobiście odpowiada. No i nie sposób się z nim nie zgodzić, gdy pyta retorycznie “How can they be happy if they don't play Ogres and Oubliettes?”. Poza tym odcinek ukazuje starą mądrość ludową, że w razie kłopotów nie ma to jak dobre rady od kolegów (zwłaszcza jeśli chcesz się jeszcze bardziej wkopać), a morał to oczywiście: Dzieci, nie bawcie się w swatanie, bo nic nie pomożecie, a możecie tylko napsuć. </text:p>
      <text:p text:style-name="P5"><text:bookmark text:name="_r3wcouhpwsju"/>Cahan</text:p>
      <text:p text:style-name="P2">Genialny odcinek. To już kolejna opowieść o kucykowych walentynkach i znowu z Big Maciem i CMC. Ale dodali też Spike’a i Discorda, co okazało się wspaniałym posunięciem. Ten odcinek jest przezabawny, żarty okazały się nadzwyczaj udane, Fluttercord został zanegowany przez samego draconequusa – on naprawdę lubi herbatę! Poza tym zgadzam się z Panem Chaosu, że miłość to bzdura, polega na ukrywaniu się w krzakach i jak można być szczęśliwym, kiedy się nie gra w RPGi. Podobała mi się również Skelenora, ma dziewczyna klasę i chyba została moją oficjalną waifu z MLP. Lubię martwe.</text:p>
      <text:p text:style-name="P5"><text:bookmark text:name="_h9jyygd9x7gp"/>Moonlight</text:p>
      <text:p text:style-name="P2">Ten odcinek mnie po prostu zauroczył! Pomysł zestawienia ckliwego i cukierkowego święta zakochanych z nieodpartą chęcią zagrania w RPGi sprawiło, że przez cały odcinek cieszyłam się jak dzieciak. Wszystkie sceny i dialogi z Discordem były genialne i całkowicie podzielam jego stanowisko wobec tego święta. Motyw z nieporozumieniem, które wynika z podsłuchiwania, jest przewidywalny i dość oklepany, ale mimo tego w tym przypadku wyszedł naprawdę przednio. Nawet CMC jakoś bardzo nie przeszkadzało i dobrze odegrało swoje role bez zbędnego irytowania. Nawet szkoda mi było Sweetie, że jednak nie dostała ostatecznie żadnej prawdziwej kartki od cichego wielbiciela, to by mogło być ciekawe. </text:p>
      <text:p text:style-name="P2">Muszę przyznać, że Sugar Belle wyglądała przeuroczo, kiedy siedziała na wozie, cała umorusana błotem. Do tego ten jej chichot - słuchając go, nie trzeba jeść jej ciast, by podnieść sobie poziom cukru we krwi. <text:s/></text:p>
      <text:p text:style-name="P2"/>
      <text:p text:style-name="P6"><text:bookmark text:name="_n9rqxdb2uair"/>Gray Picture</text:p>
      <text:p text:style-name="P2">Niesamowicie dobry odcinek. Niby kolejny o końskiej wersji walentynek, w którym występuje Big Mac i CMC, ale całość została wykonana w tak cudowny sposób, że nie można się do niczego przyczepić. Otrzymaliśmy bardzo uroczy odcinek, a na dodatek dzięki Spike’owi i Discordowi nie zabrakło w nim humoru. Na docenienie zasługuje postać Skelenory (martwe, wyimaginowane kobiety to najlepszy rodzaj kobiet), Discord zaprzeczający, że coś czuje do Fluttershy, bo przecież on po prostu lubi herbatę oraz Lyra i Bon Bon, które gdzieś w tle dają sobie prezenty. (Nawet nie próbujcie mnie przekonać, że robią to dlatego, że są przyjaciółkami.)</text:p>
      <text:p text:style-name="P2">I trudno nie przyznać racji Discordowi, gdy mówił, że miłość nie istnieje, a do szczęścia potrzeba RPGów.</text:p>
      <text:p text:style-name="P2"/>
      <text:p text:style-name="P6"><text:bookmark text:name="_vny4r4dq921k"/>Macter</text:p>
      <text:p text:style-name="P1">Drugi odcinek o The Hearts and Hooves Day w historii serialu, ale tym razem już z prawdziwą miłością, a nie wytworem eliksiru. Big Mac chce sprezentować Sugar Belle romantyczny wieczór, ale nie wszystko idzie zgodnie z planem. Odcinek jest miły i przyjemny, ale jakoś bez większego polotu. Taki średniak. Jednej rzeczy za to jestem pewien. Ktoś w Internecie pewnie już podliczył wszystkie typy par i zrobił ich zestawienie procentowe.</text:p>
      <text:p text:style-name="P1"/>
      <text:p text:style-name="P2"/>
      <text:p text:style-name="P1"/>
      <text:p text:style-name="P1"/>
      <text:p text:style-name="P4"><text:bookmark text:name="_c7hhgxb6wrny"/>Odcinek 11: Molt Down</text:p>
      <text:p text:style-name="P5"><text:bookmark text:name="_103rreqw2uvk"/>Falconek</text:p>
      <text:p text:style-name="P1">Wreszcie mamy jakiś rozwój postaci! Odcinek całkiem zabawny, choć niestety znowu opierał się na schemacie “Niech jedna z postaci zacznie się zachowywać, jakby urodziła się wczoraj, zamiast skorzystać z najoczywistszego rozwiązania”. No bo akurat w przypadku Spike’a to, że od razu nie poszedł po pomoc do Zecory, było trochę out of character. Swoją drogą, jeżeli smród dorastającego smoka powoduje, że rodzina wygania go z domu, a jednocześnie ten sam smród jest przynętą na olbrzymie drapieżne ptaki, to chyba wyjaśnia, dlaczego populacja smoków w Equestrii jest tak niewielka. Tak czy owak, głucha i drąca mordę Rarity nadrabia za wszystkie niedoskonałości tego odcinka. </text:p>
      <text:p text:style-name="P1"/>
      <text:p text:style-name="P5"><text:bookmark text:name="_syamdh45p22u"/>Cahan</text:p>
      <text:p text:style-name="P2">Wylinka doda ci skrzydeł! Gekon lata! Weeee! Czekałam na to od dawna, bo lubię fioletowego gada i miło, że osiągnie w życiu coś więcej niż bycie popychadłem Twalota oraz bohaterem Kryształowego Imperium. Pewnego dnia ten kurdupel stanie się wielkim, majestatycznym i potężnym smokiem, który będzie palił wsie i jadł dziewice, jak jego przodkowie. Smoki są chyba całkiem długowieczne, więc może do tego czasu zerwą sojusz z Equestrią i świat wróci do normy. A sam odcinek? Cóż, gorzej. Bo fajnie, że dowiedzieliśmy się czegoś o zwyczajach smoków i ich dorastaniu, miło było zobaczyć Spike’a, Smolder, głuchą Rarity oraz Zecorę, ale całość mimo wszystko wypada średnio. Było nudnawo.</text:p>
      <text:p text:style-name="P2"/>
      <text:p text:style-name="P6"><text:bookmark text:name="_cm5sbqfbcpp8"/>Gray Picture</text:p>
      <text:p text:style-name="P2">Miło było zobaczyć Zecorę oraz głuchą, drącą się Rarity. Fajnie było też dowiedzieć się czegoś nowego o smoczych zwyczajach i ich dorastaniu. A co najważniejsze, wreszcie jakiś rozwój postaci Spike’a! Jaszczureczka dostała skrzydła, yay. Nie sądziłam, że to się kiedykolwiek stanie. Ale to na tyle, jeżeli chodzi o pozytywne aspekty tego odcinka, gdyż całość była po prostu nudna i miejscami irytująca. Ile można patrzeć, jak Spike uparcie unika najprostszego rozwiązania, jakim byłoby pójście do Zecory od razu?</text:p>
      <text:p text:style-name="P2"><text:soft-page-break/></text:p>
      <text:p text:style-name="P6"><text:bookmark text:name="_g8i931e7l3eo"/>Macter</text:p>
      <text:p text:style-name="P1">Spike dorasta. A myślałem, że po degradacji, jaką mu zafundowali przez kilka pierwszych sezonów, to już nigdy nawet nie będą go próbowali ratować. Choć to oczywiście nie oznacza, że zmiany będą większe, niż tylko edycja modelu w animacji, to ja jednak mam nadzieję, że w końcu przestanie robić za serialowe popychadło. Podoba mi się też przesłanie odcinka, że nieważne, co się zmieni, rodzina zawsze będzie cię kochać i wspierać, bo tak interpretuję słowa Twilight. Mimo że odcinkowi w całości należy się średnia ocena, to będzie ona z plusem.</text:p>
      <text:p text:style-name="P1"/>
      <text:p text:style-name="P4"><text:bookmark text:name="_cdtetfdtcnrr"/>Odcinek 12: Marks for Effort</text:p>
      <text:p text:style-name="P5"><text:bookmark text:name="_dnq1l4cohhnv"/>Falconek</text:p>
      <text:p text:style-name="P3">Nie jestem fanem odcinków z CMC, ale ten mi się podobał, w dużej mierze dzięki Starlight Glimmer, której nigdy za wiele. Tym razem robiła za szkolną panią pedagog i no cóż, wywiązała się z tego zadania skuteczniej, niż którykolwiek z pracowników tej szkoły kiedykolwiek ze swoich obowiązków. Cozy Glow także jest sympatycznym taboretem i mam nadzieję, że jeszcze ją zobaczymy. Znaczek w postaci figury szachowej chyba symbolizuje to, że lubi myśleć kilka ruchów naprzód i knuć skomplikowane intrygi – jak dorośnie, może być z niej druga Starlight. Potrzebujemy takich kucyków!</text:p>
      <text:p text:style-name="P7"><text:bookmark text:name="_mko0isf9lph0"/>Cahan</text:p>
      <text:p text:style-name="P3">Nie podobał mi się ten odcinek. Czemu? Bo wiał nudą, a egzaminy w Szkole Przyjaźni są na takim poziomie, że średnio rozgarnięty kaktus by je napisał. Cozy Glow musi być naprawdę tępa, chyba że udawała od samego początku. Tymczasem CMC chcą urwać się z budy i iść się bawić do placówki Twalota. W sumie, to im się nie dziwię. Po co się uczyć, skoro można się byczyć. Twilight nie chce ich przyjąć, ponieważ uważa, że te wszystko umieją. W sumie, to uczniowie też wszystko umieją i to lepiej od swoich nauczycielek… W zasadzie cały odcinek był nudny i głupi, ale plus za genialną scenę ze Starlight, jedyną kompetentną osobą w tym przybytku.</text:p>
      <text:p text:style-name="P3"/>
      <text:p text:style-name="P7"><text:bookmark text:name="_t7ssftnarzv8"/>Macter</text:p>
      <text:p text:style-name="P1">W końcu jakiś dobry odcinek. Znaczkowa Liga chce dostać się do szkoły przyjaźni, ale się do niej nie nadaje, bo są one w tym zbyt dobre, więc kombinują, jak pokazać, że jednak są lebiegami w tej kwestii. Ale przy okazji zaczynają pomagać jednej z uczennic w nauce. Taka kombinacja niespodziewanie wpędza je w kłopoty z tytułu „dobrymi chęciami jest piekło wybrukowane”, ale nie będę zdradzał, czyje to dobre chęci były. Dodatkowo w odcinku znalazłem dwie zabawne scenki i jedną zastanawiającą. Pierwsza to odpowiedź na pytanie, kto jest księżniczką przyjaźni. <office:annotation office:name="__Annotation__120_786286685"><dc:creator>Dawid Jurczyk</dc:creator><dc:date>2018-07-03T21:53:58</dc:date><text:p><text:span text:style-name="T2">waaat</text:span></text:p></office:annotation>Pewnie gdyby nie, sprawa byłaby dużo mniejszej wagi.<office:annotation-end office:name="__Annotation__120_786286685"/> Drugie, to rozmowa u pedagog Starlight Glimmer i jej fascynacja przebiegłością planu. Jak za starych, dobrych lat. To, co mnie zastanawia, to fakt, że w momencie kiedy cała sprawa została odkręcona, Twilight nie powiedziała “przepraszam” mimo fałszywych oskarżeń. To był według mnie niezły błąd scenarzystów. Odcinek jako całość oceniłbym jako bardzo dobry.</text:p>
      <text:p text:style-name="P4"><text:bookmark text:name="_7vrnp1mm63cl"/>Odcinek 13: The Mean Six</text:p>
      <text:p text:style-name="P5"><text:bookmark text:name="_6yxzycdzbfk8"/>Falconek</text:p>
      <text:p text:style-name="P3">Mam wrażenie, że już gdzieś ten odcinek widziałem… Mam co do niego mieszane uczucia. Liczyłem na powrót jednej z najlepszych postaci w serialu w wielkim stylu, a tymczasem Chrysalis ani nie potrafiła zapanować nad swoimi minionkami, ani przygotować naprawdę porządnego planu. No bo czy tak trudno było zorientować się, gdzie właściwie jest to Drzewo Harmonii, zanim przywołała złą Mane 6? Z drugiej strony, zła Twilight Sparkle zaskoczyła pozytywnie swoimi charakterem i wygrałaby, gdyby nie deus ex machina, czyli reakcja Drzewa Harmonii. Dobrze, że Chrysalis ciągle żyje i knuje, ale mam nadzieję, że pojawi się w jakimś dwuodcinkowcu i narobi większych kłopotów.</text:p>
      <text:p text:style-name="P7"><text:bookmark text:name="_yii1lu8okzyk"/>Cahan</text:p>
      <text:p text:style-name="P3">Weź fabułę z komiksu i ją przerób. Weź Chrysalis. Weź złe Mane 6. I zrób z tego nudny odcinek! Plan Krystyny był spoko i w ogóle ona sama była spoko. Zła Twilight też była spoko, zwłaszcza, że jako przeciwieństwo Twalota grzeszyła inteligencją. Czyli widać, czego nie posiada oryginał. A co z naszymi kucysiami? Nuda. I nie ogarnęły, co się stało. I że znaczki ich koleżanek wyglądają jakoś tak inaczej… Przecież to Equestria, powinny pomyśleć o podmieńcach lub o czarnej magii. Myślę, że gdyby zrobić z tego dwuodcinkowiec, doprowadzić do konfrontacji, napisać ciekawszą fabułę niż biwak w lesie Everfree, to wyszedłby z tego fajny odcinek.</text:p>
      <text:p text:style-name="P3"/>
      <text:p text:style-name="P7"><text:bookmark text:name="_4xhaf1af6qia"/>Macter4</text:p>
      <text:p text:style-name="P1">KRYŚKAAA!!!! No takiego zwrotu akcji w środku sezonu się nie spodziewałem. Mamy Queen Chrysalis, przeciwieństwo Mane 6 ze starcia z Discordem i naszą normalną 6 wraz ze Starlight. Taka kombinacja musi generować nieprzewidziane interakcje, tym bardziej, gdy obydwie grupy nie wiedzą, że się mieszają. A końcówka to czysta perełka, która mocno nam wskazuje, że jeszcze coś będzie się działo. Sądzę też, że sentencja Twilight będzie mocno prorocza. 10/10</text:p>
      <text:p text:style-name="P1"/>
      <text:p text:style-name="P3"/>
      <text:p text:style-name="P3">Obrazki:</text:p>
      <text:p text:style-name="P3"><text:a xlink:type="simple" xlink:href="https://inuhoshi-to-darkpen.deviantart.com/art/Teachers-of-the-Month-745272951" text:style-name="Internet_20_link" text:visited-style-name="Visited_20_Internet_20_Link"><text:span text:style-name="T1">https://inuhoshi-to-darkpen.deviantart.com/art/Teachers-of-the-Month-745272951</text:span></text:a></text:p>
      <text:p text:style-name="P3"><text:a xlink:type="simple" xlink:href="https://thediscorded.deviantart.com/art/Sugar-and-Apples-746620172" text:style-name="Internet_20_link" text:visited-style-name="Visited_20_Internet_20_Link"><text:span text:style-name="T1">https://thediscorded.deviantart.com/art/Sugar-and-Apples-746620172</text:span></text:a></text:p>
      <text:p text:style-name="P3"><text:a xlink:type="simple" xlink:href="https://vavacung.deviantart.com/art/My-Life-As-A-Short-Dragon-20-747220466" text:style-name="Internet_20_link" text:visited-style-name="Visited_20_Internet_20_Link"><text:span text:style-name="T1">https://vavacung.deviantart.com/art/My-Life-As-A-Short-Dragon-20-747220466</text:span></text:a></text:p>
      <text:p text:style-name="P3"><text:soft-page-break/><text:a xlink:type="simple" xlink:href="https://inuhoshi-to-darkpen.deviantart.com/art/Teaching-from-Experience-747740147" text:style-name="Internet_20_link" text:visited-style-name="Visited_20_Internet_20_Link"><text:span text:style-name="T1">https://inuhoshi-to-darkpen.deviantart.com/art/Teaching-from-Experience-747740147</text:span></text:a></text:p>
      <text:p text:style-name="P3"><text:a xlink:type="simple" xlink:href="https://luminousdazzle.deviantart.com/art/Skelenor-746461897" text:style-name="Internet_20_link" text:visited-style-name="Visited_20_Internet_20_Link"><text:span text:style-name="T1">https://luminousdazzle.deviantart.com/art/Skelenor-746461897</text:span></text:a></text:p>
      <text:p text:style-name="P3"><text:a xlink:type="simple" xlink:href="https://vavacung.deviantart.com/art/Random-Art-Roc-And-Mares-1-4-748345140" text:style-name="Internet_20_link" text:visited-style-name="Visited_20_Internet_20_Link"><text:span text:style-name="T1">https://vavacung.deviantart.com/art/Random-Art-Roc-And-Mares-1-4-748345140</text:span></text:a></text:p>
      <text:p text:style-name="P3"><text:a xlink:type="simple" xlink:href="https://inuhoshi-to-darkpen.deviantart.com/art/Day-of-a-Guidance-Counselor-749479251" text:style-name="Internet_20_link" text:visited-style-name="Visited_20_Internet_20_Link"><text:span text:style-name="T1">https://inuhoshi-to-darkpen.deviantart.com/art/Day-of-a-Guidance-Counselor-749479251</text:span></text:a></text:p>
      <text:p text:style-name="P3"><text:a xlink:type="simple" xlink:href="https://nika191319.deviantart.com/art/Something-new-749249424" text:style-name="Internet_20_link" text:visited-style-name="Visited_20_Internet_20_Link"><text:span text:style-name="T1">https://nika191319.deviantart.com/art/Something-new-749249424</text:span></text:a></text:p>
      <text:p text:style-name="P3"><text:a xlink:type="simple" xlink:href="https://imalou.deviantart.com/art/The-Mighty-Bug-749745130" text:style-name="Internet_20_link" text:visited-style-name="Visited_20_Internet_20_Link"><text:span text:style-name="T1">https://imalou.deviantart.com/art/The-Mighty-Bug-749745130</text:span></text:a></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1" meta:word-count="2129" meta:character-count="14197" meta:non-whitespace-character-count="12121"/>
    <meta:generator>LibreOfficeDev/5.1.0.3$Linux_X86_64 LibreOffice_project/</meta:generator>
  </office:meta>
</office:document-meta>
</file>